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3456" calcext:value-type="float">
            <text:p>93.1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308" calcext:value-type="float">
            <text:p>93.2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0168" calcext:value-type="float">
            <text:p>95.0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4168" calcext:value-type="float">
            <text:p>92.7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45256" calcext:value-type="float">
            <text:p>92.3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6592" calcext:value-type="float">
            <text:p>92.3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04464" calcext:value-type="float">
            <text:p>92.1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484" calcext:value-type="float">
            <text:p>92.0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64256" calcext:value-type="float">
            <text:p>91.9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48304" calcext:value-type="float">
            <text:p>92.3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87344" calcext:value-type="float">
            <text:p>92.2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1056" calcext:value-type="float">
            <text:p>92.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5112" calcext:value-type="float">
            <text:p>91.9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3592" calcext:value-type="float">
            <text:p>91.2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9976" calcext:value-type="float">
            <text:p>92.0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5408" calcext:value-type="float">
            <text:p>91.2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2624" calcext:value-type="float">
            <text:p>92.6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200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6808" calcext:value-type="float">
            <text:p>91.0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5736" calcext:value-type="float">
            <text:p>92.3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6976" calcext:value-type="float">
            <text:p>90.8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61208" calcext:value-type="float">
            <text:p>91.9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200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3104" calcext:value-type="float">
            <text:p>92.6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200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2816" calcext:value-type="float">
            <text:p>91.8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6184" calcext:value-type="float">
            <text:p>90.6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4568" calcext:value-type="float">
            <text:p>92.1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9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52" calcext:value-type="float">
            <text:p>91.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9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2072" calcext:value-type="float">
            <text:p>90.4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9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3536" calcext:value-type="float">
            <text:p>90.0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9144" calcext:value-type="float">
            <text:p>87.6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668" calcext:value-type="float">
            <text:p>87.7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9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248" calcext:value-type="float">
            <text:p>88.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2608" calcext:value-type="float">
            <text:p>87.9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9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812" calcext:value-type="float">
            <text:p>87.8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8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1944" calcext:value-type="float">
            <text:p>87.1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8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876" calcext:value-type="float">
            <text:p>89.1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8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6808" calcext:value-type="float">
            <text:p>83.4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8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8168" calcext:value-type="float">
            <text:p>86.6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8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18" calcext:value-type="float">
            <text:p>86.7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124" calcext:value-type="float">
            <text:p>86.1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7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124" calcext:value-type="float">
            <text:p>86.1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7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9312" calcext:value-type="float">
            <text:p>87.4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7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8696" calcext:value-type="float">
            <text:p>85.5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444" calcext:value-type="float">
            <text:p>85.0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7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756" calcext:value-type="float">
            <text:p>83.3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7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7728" calcext:value-type="float">
            <text:p>83.1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7856" calcext:value-type="float">
            <text:p>82.6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2264" calcext:value-type="float">
            <text:p>82.1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6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6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7128" calcext:value-type="float">
            <text:p>82.1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8744" calcext:value-type="float">
            <text:p>80.6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6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248" calcext:value-type="float">
            <text:p>80.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6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6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6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3976" calcext:value-type="float">
            <text:p>78.2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6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7968" calcext:value-type="float">
            <text:p>77.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6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6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6501</text:p>
          </table:table-cell>
          <table:table-cell office:value-type="string" calcext:value-type="string">
            <text:p>TWDB:2316501</text:p>
          </table:table-cell>
          <table:table-cell office:value-type="string" calcext:value-type="string">
            <text:p>195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848" calcext:value-type="float">
            <text:p>75.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